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F00000193B3A345CA1D8B113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5cm" fo:min-width="11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35cm" fo:min-width="11.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001cm" svg:x="0.017cm" svg:y="3.015cm">
          <draw:image xlink:href="Pictures/10000201000003EF00000193B3A345CA1D8B1131.png" xlink:type="simple" xlink:show="embed" xlink:actuate="onLoad" loext:mime-type="image/png">
            <text:p/>
          </draw:image>
        </draw:frame>
        <draw:custom-shape draw:style-name="gr2" draw:text-style-name="P2" draw:layer="layout" svg:width="12.5cm" svg:height="0.6cm" svg:x="0.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0.7cm" svg:x="0.5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cm" svg:height="0.6cm" svg:x="0.5cm" svg:y="7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2-02T13:55:43.543684887</dc:date>
    <meta:editing-duration>PT3M43S</meta:editing-duration>
    <meta:editing-cycles>3</meta:editing-cycles>
    <meta:generator>LibreOffice/6.1.2.1$MacOSX_X86_64 LibreOffice_project/65905a128db06ba48db947242809d14d3f9a93fe</meta:generator>
    <meta:document-statistic meta:object-count="4"/>
  </office:meta>
</office:document-meta>
</file>